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5-09-0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4552" calcext:value-type="float">
            <text:p>182.7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5-06-0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72736" calcext:value-type="float">
            <text:p>182.6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5-03-1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94912" calcext:value-type="float">
            <text:p>181.7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4-12-0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3888" calcext:value-type="float">
            <text:p>181.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4-09-1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5032" calcext:value-type="float">
            <text:p>182.7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4-06-0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9792" calcext:value-type="float">
            <text:p>182.7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4-03-14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04056" calcext:value-type="float">
            <text:p>181.8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3-12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44976" calcext:value-type="float">
            <text:p>181.5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3-09-0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5448" calcext:value-type="float">
            <text:p>183.0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3-06-0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3-03-1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27144" calcext:value-type="float">
            <text:p>182.1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2-12-0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01008" calcext:value-type="float">
            <text:p>181.8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2-09-0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6304" calcext:value-type="float">
            <text:p>183.0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2-06-0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56912" calcext:value-type="float">
            <text:p>182.5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2-03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1512" calcext:value-type="float">
            <text:p>181.2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1-12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1576" calcext:value-type="float">
            <text:p>181.0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1-09-0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42968" calcext:value-type="float">
            <text:p>182.2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1-06-07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36872" calcext:value-type="float">
            <text:p>182.2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1-03-1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8424" calcext:value-type="float">
            <text:p>180.9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0-12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5648" calcext:value-type="float">
            <text:p>180.8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0-09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3324" calcext:value-type="float">
            <text:p>182.1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0-06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49192" calcext:value-type="float">
            <text:p>181.7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20-03-0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7464" calcext:value-type="float">
            <text:p>180.8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9-12-0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60472" calcext:value-type="float">
            <text:p>180.5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9-09-0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084" calcext:value-type="float">
            <text:p>181.9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9-06-0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50488" calcext:value-type="float">
            <text:p>181.4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9-03-0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6504" calcext:value-type="float">
            <text:p>180.8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8-12-10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90952" calcext:value-type="float">
            <text:p>180.5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8-09-0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74744" calcext:value-type="float">
            <text:p>181.9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8-06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27856" calcext:value-type="float">
            <text:p>181.7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8-03-2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1096" calcext:value-type="float">
            <text:p>180.9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7-12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84856" calcext:value-type="float">
            <text:p>180.5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7-09-1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53408" calcext:value-type="float">
            <text:p>181.9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7-06-0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9776" calcext:value-type="float">
            <text:p>181.8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7-03-13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4076" calcext:value-type="float">
            <text:p>181.3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6-12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90824" calcext:value-type="float">
            <text:p>181.0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6-09-1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36288" calcext:value-type="float">
            <text:p>182.1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6-06-0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78376" calcext:value-type="float">
            <text:p>182.0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6-03-14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6336" calcext:value-type="float">
            <text:p>180.9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5-12-0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2016" calcext:value-type="float">
            <text:p>180.7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5-09-2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2844" calcext:value-type="float">
            <text:p>181.8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5-06-0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3888" calcext:value-type="float">
            <text:p>181.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5-03-1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4-12-01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028" calcext:value-type="float">
            <text:p>181.3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4-09-0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0652" calcext:value-type="float">
            <text:p>181.7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4-06-0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0944" calcext:value-type="float">
            <text:p>182.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4-03-1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2912" calcext:value-type="float">
            <text:p>181.0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3-12-0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2936" calcext:value-type="float">
            <text:p>180.4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3-09-11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364" calcext:value-type="float">
            <text:p>181.5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3-06-0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9176" calcext:value-type="float">
            <text:p>180.8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3-03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2-12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02104" calcext:value-type="float">
            <text:p>179.9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2-09-0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95624" calcext:value-type="float">
            <text:p>181.3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2-06-0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52368" calcext:value-type="float">
            <text:p>181.2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2-03-01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3272" calcext:value-type="float">
            <text:p>180.1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1-12-0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4712" calcext:value-type="float">
            <text:p>180.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1-09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36544" calcext:value-type="float">
            <text:p>181.1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1-06-07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5" calcext:value-type="float">
            <text:p>180.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1-03-0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4984" calcext:value-type="float">
            <text:p>180.0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0-12-0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5272" calcext:value-type="float">
            <text:p>180.8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0-09-0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0008" calcext:value-type="float">
            <text:p>181.4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0-06-0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48864" calcext:value-type="float">
            <text:p>180.6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10-03-0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9-09-02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6128" calcext:value-type="float">
            <text:p>180.8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9-06-0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5168" calcext:value-type="float">
            <text:p>180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9-03-1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6944" calcext:value-type="float">
            <text:p>180.5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8-12-09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59304" calcext:value-type="float">
            <text:p>180.3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8-09-0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27272" calcext:value-type="float">
            <text:p>181.6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8-06-0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9128" calcext:value-type="float">
            <text:p>181.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8-03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444" calcext:value-type="float">
            <text:p>180.3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7-12-1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082" calcext:value-type="float">
            <text:p>179.9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7-09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63064" calcext:value-type="float">
            <text:p>179.9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7-06-0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8096" calcext:value-type="float">
            <text:p>179.8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7-03-0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97304" calcext:value-type="float">
            <text:p>179.5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6-12-0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8148" calcext:value-type="float">
            <text:p>179.4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6-09-0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9864" calcext:value-type="float">
            <text:p>181.0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6-06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1888" calcext:value-type="float">
            <text:p>181.2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6-03-0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6904" calcext:value-type="float">
            <text:p>180.2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5-12-0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108" calcext:value-type="float">
            <text:p>180.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5-09-0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84016" calcext:value-type="float">
            <text:p>181.4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5-06-0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39592" calcext:value-type="float">
            <text:p>181.1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5-03-0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44648" calcext:value-type="float">
            <text:p>180.4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4-12-02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6592" calcext:value-type="float">
            <text:p>179.9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4-09-09 0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7776" calcext:value-type="float">
            <text:p>181.0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4-06-0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976" calcext:value-type="float">
            <text:p>180.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4-03-1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2248" calcext:value-type="float">
            <text:p>180.2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3-12-0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9296" calcext:value-type="float">
            <text:p>179.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3-09-0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3-06-0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8472" calcext:value-type="float">
            <text:p>179.7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06576" calcext:value-type="float">
            <text:p>179.1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4552" calcext:value-type="float">
            <text:p>178.9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6144" calcext:value-type="float">
            <text:p>179.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93216" calcext:value-type="float">
            <text:p>178.8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2-04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47624" calcext:value-type="float">
            <text:p>178.3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88672" calcext:value-type="float">
            <text:p>177.5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31216" calcext:value-type="float">
            <text:p>178.1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6416" calcext:value-type="float">
            <text:p>177.8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72392" calcext:value-type="float">
            <text:p>176.8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3452" calcext:value-type="float">
            <text:p>177.1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16816" calcext:value-type="float">
            <text:p>177.2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112" calcext:value-type="float">
            <text:p>176.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1824" calcext:value-type="float">
            <text:p>176.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72848" calcext:value-type="float">
            <text:p>177.4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06504" calcext:value-type="float">
            <text:p>177.0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60328" calcext:value-type="float">
            <text:p>176.3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84128" calcext:value-type="float">
            <text:p>176.2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27712" calcext:value-type="float">
            <text:p>177.5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8-06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02872" calcext:value-type="float">
            <text:p>176.9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8-03-1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13312" calcext:value-type="float">
            <text:p>176.6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7-12-1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88344" calcext:value-type="float">
            <text:p>176.4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7-09-1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21616" calcext:value-type="float">
            <text:p>177.5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7-06-11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55272" calcext:value-type="float">
            <text:p>177.0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7-03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72976" calcext:value-type="float">
            <text:p>176.9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7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90096" calcext:value-type="float">
            <text:p>176.7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6-11-22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23496" calcext:value-type="float">
            <text:p>177.3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6-08-2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67792" calcext:value-type="float">
            <text:p>178.1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6-05-2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46712" calcext:value-type="float">
            <text:p>177.1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1824" calcext:value-type="float">
            <text:p>177.6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0128" calcext:value-type="float">
            <text:p>178.5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8128" calcext:value-type="float">
            <text:p>177.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91136" calcext:value-type="float">
            <text:p>177.4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15392" calcext:value-type="float">
            <text:p>178.0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612" calcext:value-type="float">
            <text:p>178.5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792" calcext:value-type="float">
            <text:p>177.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27128" calcext:value-type="float">
            <text:p>177.4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5976" calcext:value-type="float">
            <text:p>178.1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55472" calcext:value-type="float">
            <text:p>178.6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0528" calcext:value-type="float">
            <text:p>177.9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60072" calcext:value-type="float">
            <text:p>177.3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14224" calcext:value-type="float">
            <text:p>177.8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3784" calcext:value-type="float">
            <text:p>178.1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52224" calcext:value-type="float">
            <text:p>177.0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1016" calcext:value-type="float">
            <text:p>176.5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46712" calcext:value-type="float">
            <text:p>177.1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6124" calcext:value-type="float">
            <text:p>177.5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0432" calcext:value-type="float">
            <text:p>176.4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67136" calcext:value-type="float">
            <text:p>175.9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04752" calcext:value-type="float">
            <text:p>176.7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3452" calcext:value-type="float">
            <text:p>177.1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82376" calcext:value-type="float">
            <text:p>175.9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9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89768" calcext:value-type="float">
            <text:p>175.6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99952" calcext:value-type="float">
            <text:p>176.3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22912" calcext:value-type="float">
            <text:p>177.2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23752" calcext:value-type="float">
            <text:p>176.3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8-11-0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2388" calcext:value-type="float">
            <text:p>175.8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8-08-0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35816" calcext:value-type="float">
            <text:p>176.8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8-07-2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74144" calcext:value-type="float">
            <text:p>177.1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86008" calcext:value-type="float">
            <text:p>176.0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7-12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95992" calcext:value-type="float">
            <text:p>175.1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02416" calcext:value-type="float">
            <text:p>176.3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40288" calcext:value-type="float">
            <text:p>176.0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63632" calcext:value-type="float">
            <text:p>175.3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02088" calcext:value-type="float">
            <text:p>175.2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67264" calcext:value-type="float">
            <text:p>175.4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9248" calcext:value-type="float">
            <text:p>175.3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39832" calcext:value-type="float">
            <text:p>175.4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29848" calcext:value-type="float">
            <text:p>176.3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58448" calcext:value-type="float">
            <text:p>176.5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44504" calcext:value-type="float">
            <text:p>176.2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0792" calcext:value-type="float">
            <text:p>175.5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432" calcext:value-type="float">
            <text:p>175.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56824" calcext:value-type="float">
            <text:p>175.7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91648" calcext:value-type="float">
            <text:p>175.4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2672" calcext:value-type="float">
            <text:p>175.3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05136" calcext:value-type="float">
            <text:p>175.2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3048" calcext:value-type="float">
            <text:p>175.2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55656" calcext:value-type="float">
            <text:p>175.5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7252" calcext:value-type="float">
            <text:p>176.3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6152" calcext:value-type="float">
            <text:p>176.4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79072" calcext:value-type="float">
            <text:p>176.9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65712" calcext:value-type="float">
            <text:p>176.7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4648" calcext:value-type="float">
            <text:p>176.6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4872" calcext:value-type="float">
            <text:p>176.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80496" calcext:value-type="float">
            <text:p>176.1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73816" calcext:value-type="float">
            <text:p>176.0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09224" calcext:value-type="float">
            <text:p>175.9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0456" calcext:value-type="float">
            <text:p>175.8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17784" calcext:value-type="float">
            <text:p>175.8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49432" calcext:value-type="float">
            <text:p>176.0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96192" calcext:value-type="float">
            <text:p>176.7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86336" calcext:value-type="float">
            <text:p>177.1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58192" calcext:value-type="float">
            <text:p>177.5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72848" calcext:value-type="float">
            <text:p>177.4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5832" calcext:value-type="float">
            <text:p>177.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87632" calcext:value-type="float">
            <text:p>176.8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7216" calcext:value-type="float">
            <text:p>176.6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4204" calcext:value-type="float">
            <text:p>176.3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3104" calcext:value-type="float">
            <text:p>176.4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4684" calcext:value-type="float">
            <text:p>176.6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5352" calcext:value-type="float">
            <text:p>177.6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15976" calcext:value-type="float">
            <text:p>178.1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6124" calcext:value-type="float">
            <text:p>177.5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05208" calcext:value-type="float">
            <text:p>177.3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76608" calcext:value-type="float">
            <text:p>177.0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27256" calcext:value-type="float">
            <text:p>176.9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35232" calcext:value-type="float">
            <text:p>176.7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64544" calcext:value-type="float">
            <text:p>176.5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83416" calcext:value-type="float">
            <text:p>176.6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03456" calcext:value-type="float">
            <text:p>177.0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24664" calcext:value-type="float">
            <text:p>177.5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794" calcext:value-type="float">
            <text:p>178.0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1656" calcext:value-type="float">
            <text:p>178.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54432" calcext:value-type="float">
            <text:p>177.9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05208" calcext:value-type="float">
            <text:p>177.3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61368" calcext:value-type="float">
            <text:p>177.0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7048" calcext:value-type="float">
            <text:p>176.7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16" calcext:value-type="float">
            <text:p>176.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76736" calcext:value-type="float">
            <text:p>176.5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02288" calcext:value-type="float">
            <text:p>176.8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53392" calcext:value-type="float">
            <text:p>177.2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1656" calcext:value-type="float">
            <text:p>177.8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6248" calcext:value-type="float">
            <text:p>178.0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49632" calcext:value-type="float">
            <text:p>177.6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33224" calcext:value-type="float">
            <text:p>177.4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55272" calcext:value-type="float">
            <text:p>177.0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59616" calcext:value-type="float">
            <text:p>176.7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13312" calcext:value-type="float">
            <text:p>176.6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2492" calcext:value-type="float">
            <text:p>176.5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0432" calcext:value-type="float">
            <text:p>176.4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12728" calcext:value-type="float">
            <text:p>176.5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16816" calcext:value-type="float">
            <text:p>177.2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21488" calcext:value-type="float">
            <text:p>178.0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984" calcext:value-type="float">
            <text:p>177.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29592" calcext:value-type="float">
            <text:p>177.3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5752" calcext:value-type="float">
            <text:p>177.0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91976" calcext:value-type="float">
            <text:p>176.5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97488" calcext:value-type="float">
            <text:p>176.4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1016" calcext:value-type="float">
            <text:p>176.5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60784" calcext:value-type="float">
            <text:p>176.9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05792" calcext:value-type="float">
            <text:p>177.4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6896" calcext:value-type="float">
            <text:p>177.8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82448" calcext:value-type="float">
            <text:p>178.0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0424" calcext:value-type="float">
            <text:p>177.8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44832" calcext:value-type="float">
            <text:p>177.3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74144" calcext:value-type="float">
            <text:p>177.1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39448" calcext:value-type="float">
            <text:p>176.9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49888" calcext:value-type="float">
            <text:p>176.6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3104" calcext:value-type="float">
            <text:p>176.4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6584" calcext:value-type="float">
            <text:p>176.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74984" calcext:value-type="float">
            <text:p>176.2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7252" calcext:value-type="float">
            <text:p>176.3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55984" calcext:value-type="float">
            <text:p>176.6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30888" calcext:value-type="float">
            <text:p>177.0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86336" calcext:value-type="float">
            <text:p>177.1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30304" calcext:value-type="float">
            <text:p>176.9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4872" calcext:value-type="float">
            <text:p>176.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53064" calcext:value-type="float">
            <text:p>176.1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6552" calcext:value-type="float">
            <text:p>175.8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5624" calcext:value-type="float">
            <text:p>175.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15448" calcext:value-type="float">
            <text:p>175.4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62" calcext:value-type="float">
            <text:p>175.3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00208" calcext:value-type="float">
            <text:p>175.4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89184" calcext:value-type="float">
            <text:p>175.5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73816" calcext:value-type="float">
            <text:p>176.0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55984" calcext:value-type="float">
            <text:p>176.6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7628" calcext:value-type="float">
            <text:p>175.9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08056" calcext:value-type="float">
            <text:p>175.7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3152" calcext:value-type="float">
            <text:p>175.3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11232" calcext:value-type="float">
            <text:p>175.2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2284" calcext:value-type="float">
            <text:p>175.1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15448" calcext:value-type="float">
            <text:p>175.4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9632" calcext:value-type="float">
            <text:p>176.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7252" calcext:value-type="float">
            <text:p>176.3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7816" calcext:value-type="float">
            <text:p>175.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648" calcext:value-type="float">
            <text:p>175.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52736" calcext:value-type="float">
            <text:p>175.0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8896" calcext:value-type="float">
            <text:p>174.8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048" calcext:value-type="float">
            <text:p>175.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14152" calcext:value-type="float">
            <text:p>175.7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12144" calcext:value-type="float">
            <text:p>176.4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6584" calcext:value-type="float">
            <text:p>176.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51896" calcext:value-type="float">
            <text:p>175.9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0196" calcext:value-type="float">
            <text:p>175.7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33736" calcext:value-type="float">
            <text:p>175.4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20376" calcext:value-type="float">
            <text:p>175.2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5304" calcext:value-type="float">
            <text:p>175.0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424" calcext:value-type="float">
            <text:p>174.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1944" calcext:value-type="float">
            <text:p>174.8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8456" calcext:value-type="float">
            <text:p>175.0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57536" calcext:value-type="float">
            <text:p>175.3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72648" calcext:value-type="float">
            <text:p>175.8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506" calcext:value-type="float">
            <text:p>176.2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42168" calcext:value-type="float">
            <text:p>175.8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61168" calcext:value-type="float">
            <text:p>175.4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9144" calcext:value-type="float">
            <text:p>175.2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1024" calcext:value-type="float">
            <text:p>175.0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5848" calcext:value-type="float">
            <text:p>174.8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1944" calcext:value-type="float">
            <text:p>174.8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39376" calcext:value-type="float">
            <text:p>174.8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2284" calcext:value-type="float">
            <text:p>175.1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0792" calcext:value-type="float">
            <text:p>175.5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57408" calcext:value-type="float">
            <text:p>175.8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6584" calcext:value-type="float">
            <text:p>176.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90224" calcext:value-type="float">
            <text:p>176.2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10392" calcext:value-type="float">
            <text:p>176.1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53776" calcext:value-type="float">
            <text:p>175.7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76992" calcext:value-type="float">
            <text:p>175.5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84968" calcext:value-type="float">
            <text:p>175.3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838" calcext:value-type="float">
            <text:p>175.1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13112" calcext:value-type="float">
            <text:p>175.0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9312" calcext:value-type="float">
            <text:p>175.0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11816" calcext:value-type="float">
            <text:p>175.3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6292" calcext:value-type="float">
            <text:p>175.7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71936" calcext:value-type="float">
            <text:p>176.2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8588" calcext:value-type="float">
            <text:p>176.5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0056" calcext:value-type="float">
            <text:p>176.4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38408" calcext:value-type="float">
            <text:p>176.2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28096" calcext:value-type="float">
            <text:p>176.0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65968" calcext:value-type="float">
            <text:p>175.7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89184" calcext:value-type="float">
            <text:p>175.5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63632" calcext:value-type="float">
            <text:p>175.3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81336" calcext:value-type="float">
            <text:p>175.2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81336" calcext:value-type="float">
            <text:p>175.2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7368" calcext:value-type="float">
            <text:p>175.5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8296" calcext:value-type="float">
            <text:p>176.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46256" calcext:value-type="float">
            <text:p>176.5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4496" calcext:value-type="float">
            <text:p>176.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6876" calcext:value-type="float">
            <text:p>176.7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6528" calcext:value-type="float">
            <text:p>176.4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7448" calcext:value-type="float">
            <text:p>176.1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01376" calcext:value-type="float">
            <text:p>175.6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9716" calcext:value-type="float">
            <text:p>175.3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14864" calcext:value-type="float">
            <text:p>175.3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6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09352" calcext:value-type="float">
            <text:p>175.4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6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92816" calcext:value-type="float">
            <text:p>175.6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16488" calcext:value-type="float">
            <text:p>176.1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112" calcext:value-type="float">
            <text:p>176.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3</text:p>
          </table:table-cell>
          <table:table-cell office:value-type="string" calcext:value-type="string">
            <text:p>02N 35E 02BBC3 <text:s text:c="14"/>HIGHWAY 1A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57736" calcext:value-type="float">
            <text:p>176.9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0" meta:object-count="0"/>
    <meta:user-defined meta:name="AppVersion">3.0</meta:user-defined>
  </office:meta>
</office:document-meta>
</file>